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70947" style:font-size-asian="18pt" style:font-size-complex="18pt"/>
    </style:style>
    <style:style style:name="T73" style:family="text">
      <style:text-properties fo:color="#007dc3" loext:opacity="100%" style:font-name="Calibri1" fo:font-size="18pt" style:rfc-language-tag="es-ES-u-co-trad" fo:language="es" fo:country="ES" officeooo:rsid="02488f25" style:font-size-asian="18pt" style:font-size-complex="18pt"/>
    </style:style>
    <style:style style:name="T74" style:family="text">
      <style:text-properties fo:color="#007dc3" loext:opacity="100%" style:font-name="Calibri1" fo:font-size="18pt" style:rfc-language-tag="es-ES-u-co-trad" fo:language="es" fo:country="ES" officeooo:rsid="0249d4eb"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79832"/>
    </style:style>
    <style:style style:name="T353" style:family="text">
      <style:text-properties officeooo:rsid="02488f25"/>
    </style:style>
    <style:style style:name="T354" style:family="text">
      <style:text-properties officeooo:rsid="0249d4e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21</text:span><text:span text:style-name="T69"> </text:span><text:span text:style-name="T68">d</text:span><text:span text:style-name="T72">e novem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87632090"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63754446156329"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450940923"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455242495" text:style-name="L2">
        <text:list-item>
          <text:p text:style-name="P716">Sense canvis</text:p>
        </text:list-item>
      </text:list>
      <text:p text:style-name="P81"/>
      <text:p text:style-name="P24"><text:span text:style-name="T6">Propietats globals</text:span>: </text:p>
      <text:list xml:id="list2917724081" text:style-name="L3">
        <text:list-item>
          <text:p text:style-name="P723">Sense canvis</text:p>
        </text:list-item>
      </text:list>
      <text:p text:style-name="P191"/>
      <text:list xml:id="list163755934086142" text:continue-list="list163754446156329"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3754687431556" text:continue-list="list3450940923"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2758495186"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2116318657"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63754811024024"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63755771234692" text:continue-list="list163755934086142"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3754839602903" text:continue-list="list163754687431556"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1076032190" text:style-name="L6">
        <text:list-item>
          <text:p text:style-name="P717">Sense canvis</text:p>
        </text:list-item>
      </text:list>
      <text:p text:style-name="P84"/>
      <text:p text:style-name="P26"><text:span text:style-name="T6">Propietats globals</text:span>: </text:p>
      <text:list xml:id="list3183107198" text:style-name="L7">
        <text:list-item>
          <text:p text:style-name="P724">Sense canvis</text:p>
        </text:list-item>
      </text:list>
      <text:p text:style-name="P192"/>
      <text:p text:style-name="P192"/>
      <text:p text:style-name="P192"/>
      <text:p text:style-name="P192"/>
      <text:list xml:id="list163755438027780" text:continue-list="list163755771234692"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3754155197385" text:continue-list="list163754839602903"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3626085340" text:style-name="L8">
        <text:list-item>
          <text:p text:style-name="P718">Sense canvis</text:p>
        </text:list-item>
      </text:list>
      <text:p text:style-name="P85"/>
      <text:p text:style-name="P27"><text:span text:style-name="T6">Propietats globals</text:span>: </text:p>
      <text:list xml:id="list3302168621"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63754176579959" text:continue-list="list163755438027780"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3755445654526" text:continue-list="list163754155197385"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2505923732" text:style-name="L10">
        <text:list-item>
          <text:p text:style-name="P719">Sense canvis</text:p>
        </text:list-item>
      </text:list>
      <text:p text:style-name="P86"/>
      <text:p text:style-name="P28"><text:span text:style-name="T6">Propietats globals</text:span>: </text:p>
      <text:list xml:id="list2684638804" text:style-name="L11">
        <text:list-item>
          <text:p text:style-name="P720">Sense canvis</text:p>
        </text:list-item>
      </text:list>
      <text:p text:style-name="P254"/>
      <text:p text:style-name="P254"/>
      <text:list xml:id="list163754429335943" text:continue-list="list163754176579959"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3754447791466" text:continue-list="list163755445654526"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2258089915"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1883393562" text:style-name="L13">
        <text:list-item>
          <text:p text:style-name="P721">Sense canvis</text:p>
        </text:list-item>
      </text:list>
      <text:p text:style-name="P149"/>
      <text:list xml:id="list163754875672896" text:continue-list="list163754429335943"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30253441"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2978106959" text:style-name="L15">
        <text:list-item>
          <text:p text:style-name="P742">distribucio_update_0.9.2<text:span text:style-name="T59">3</text:span>.sql:</text:p>
        </text:list-item>
      </text:list>
      <text:list xml:id="list3530541947"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63754706964909" text:continue-list="list2978106959" text:style-name="L15">
        <text:list-header>
          <text:p text:style-name="P742"/>
        </text:list-header>
      </text:list>
      <text:p text:style-name="P88"/>
      <text:p text:style-name="P30"><text:span text:style-name="T6">Propietats globals</text:span>: </text:p>
      <text:list xml:id="list3559774719"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63754367087053" text:continue-list="list163754875672896"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3755633239903" text:continue-list="list1730253441"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4275176171"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1792172564"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63755091922437" text:continue-list="list163754367087053"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3754194077773" text:continue-list="list163754447791466"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1418964770" text:style-name="L20">
        <text:list-item>
          <text:p text:style-name="P754">Sense canvis</text:p>
        </text:list-item>
      </text:list>
      <text:p text:style-name="P90"/>
      <text:p text:style-name="P32"><text:span text:style-name="T6">Propietats globals</text:span>: </text:p>
      <text:list xml:id="list165836702" text:style-name="L21">
        <text:list-item>
          <text:p text:style-name="P722">Sense canvis</text:p>
        </text:list-item>
      </text:list>
      <text:p text:style-name="P32"/>
      <text:list xml:id="list163754391135264" text:continue-list="list163755091922437"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593662282"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63754457717408" text:continue-list="list4275176171"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163754943609919" text:continue-list="list1418964770" text:style-name="L20">
        <text:list-item>
          <text:p text:style-name="P755">Sense canvis</text:p>
        </text:list-item>
      </text:list>
      <text:list xml:id="list163754952699892" text:continue-list="list163754391135264"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63755302661587" text:continue-list="list2593662282"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3526964119" text:style-name="L23">
        <text:list-item>
          <text:p text:style-name="P756">Sense canvis</text:p>
        </text:list-item>
      </text:list>
      <text:p text:style-name="P92"/>
      <text:p text:style-name="P35"><text:span text:style-name="T6">Propietats globals</text:span>: </text:p>
      <text:list xml:id="list3602950560" text:style-name="L24">
        <text:list-item>
          <text:p text:style-name="P757">Sense canvis</text:p>
        </text:list-item>
      </text:list>
      <text:list xml:id="list163755321424315" text:continue-list="list163754952699892"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63755961138709" text:continue-list="list163755302661587"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3237629271"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3653051401" text:style-name="L26">
        <text:list-item>
          <text:p text:style-name="P758">Sense canvis</text:p>
        </text:list-item>
      </text:list>
      <text:p text:style-name="P402"/>
      <text:p text:style-name="P435">Canvis a les llibreries:</text:p>
      <text:list xml:id="list4277375550"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163755757017512" text:continue-list="list163755321424315"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63754781535007" text:continue-list="list163755961138709"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3432703569"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3022311625" text:style-name="L29">
        <text:list-item>
          <text:p text:style-name="P759">Sense canvis</text:p>
        </text:list-item>
      </text:list>
      <text:p text:style-name="P403"/>
      <text:p text:style-name="P403"/>
      <text:list xml:id="list163754842340983" text:continue-list="list163755757017512"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63756189460856" text:continue-list="list163754781535007"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1764235907"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283396901" text:style-name="L31">
        <text:list-item>
          <text:p text:style-name="P760">Sense canvis</text:p>
        </text:list-item>
      </text:list>
      <text:p text:style-name="P404"/>
      <text:p text:style-name="P150">Altres: </text:p>
      <text:list xml:id="list163755848266622"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163754606175748" text:continue-list="list163754842340983"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163755296512944" text:continue-list="list163756189460856"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1654540820" text:style-name="L32">
        <text:list-item>
          <text:p text:style-name="P843">S<text:span text:style-name="T177">ense canvis</text:span></text:p>
        </text:list-item>
      </text:list>
      <text:p text:style-name="P96"/>
      <text:p text:style-name="P39"><text:span text:style-name="T6">Propietats globals</text:span>: </text:p>
      <text:list xml:id="list3827727025" text:style-name="L33">
        <text:list-item>
          <text:p text:style-name="P761">Sense canvis</text:p>
        </text:list-item>
      </text:list>
      <text:list xml:id="list163754180102418" text:continue-list="list163754606175748"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163754958203108" text:continue-list="list163755296512944"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2426976469" text:style-name="L34">
        <text:list-item>
          <text:p text:style-name="P844">S<text:span text:style-name="T177">ense canvis</text:span></text:p>
        </text:list-item>
      </text:list>
      <text:p text:style-name="P97"/>
      <text:p text:style-name="P40"><text:span text:style-name="T6">Propietats globals</text:span>: </text:p>
      <text:list xml:id="list3036087840" text:style-name="L35">
        <text:list-item>
          <text:p text:style-name="P762">Sense canvis</text:p>
        </text:list-item>
      </text:list>
      <text:p text:style-name="P405"/>
      <text:list xml:id="list163754269054784" text:continue-list="list163754180102418"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4122016089"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163755718521653" text:continue-list="list163754958203108"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1338585126" text:style-name="L37">
        <text:list-header>
          <text:p text:style-name="P845"/>
        </text:list-header>
      </text:list>
      <text:list xml:id="list163754620689428" text:continue-list="list3432703569"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1157217380" text:style-name="L38">
        <text:list-item>
          <text:p text:style-name="P763">Sense canvis</text:p>
        </text:list-item>
      </text:list>
      <text:p text:style-name="P406"/>
      <text:p text:style-name="P151"><text:soft-page-break/>Altres: </text:p>
      <text:list xml:id="list163754277627945" text:continue-list="list163755848266622"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163754693312479" text:continue-list="list163754269054784"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63755374015334" text:continue-list="list4122016089"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2300639997"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4072498838" text:style-name="L40">
        <text:list-item>
          <text:p text:style-name="P846">Script per afegir nou camp per guardar noves metadades de digitalització en format JSON i per modificar el tipus de tots dels VARCHAR2 que s'han creat amb tipus per defecte BYTE.</text:p>
        </text:list-item>
      </text:list>
      <text:list xml:id="list1314728443"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1708508296" text:style-name="L42">
        <text:list-item>
          <text:p text:style-name="P887">En cas de voler utilitzar el plugin de filesystem d'Arxiu en comptes de l'Arxiu de la CAIB s'han de configurar les següents propietats.</text:p>
        </text:list-item>
      </text:list>
      <text:list xml:id="list520485423"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63755996757566" text:continue-numbering="true" text:style-name="L43">
        <text:list-header>
          <text:p text:style-name="P764"/>
        </text:list-header>
      </text:list>
      <text:p text:style-name="P442"/>
      <text:p text:style-name="P442"/>
      <text:list xml:id="list163755484699101" text:continue-list="list163754693312479"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4273320412"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2034023495"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533333091"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1560417582"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671197987" text:style-name="L48">
        <text:list-item>
          <text:p text:style-name="P808">Sense canvis</text:p>
        </text:list-item>
      </text:list>
      <text:p text:style-name="P444"/>
      <text:list xml:id="list163756016846159" text:continue-list="list163755484699101"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163755334226798" text:continue-list="list163755374015334"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3358143574"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1593844782" text:style-name="L50">
        <text:list-item>
          <text:p text:style-name="P809">Sense canvis</text:p>
        </text:list-item>
      </text:list>
      <text:p text:style-name="P443"/>
      <text:p text:style-name="P43"><text:span text:style-name="T6">Propietats globals</text:span>: </text:p>
      <text:list xml:id="list163756008077320" text:continue-numbering="true" text:style-name="L50">
        <text:list-item>
          <text:p text:style-name="P809">Sense canvis</text:p>
        </text:list-item>
      </text:list>
      <text:list xml:id="list163755646905447" text:continue-list="list163756016846159"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163755155036627" text:continue-list="list163755718521653"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1794182152" text:style-name="L51">
        <text:list-item>
          <text:p text:style-name="P848">S<text:span text:style-name="T177">ense canvis</text:span></text:p>
        </text:list-item>
      </text:list>
      <text:p text:style-name="P102"/>
      <text:p text:style-name="P45"><text:soft-page-break/><text:span text:style-name="T6">Propietats globals</text:span>: </text:p>
      <text:list xml:id="list616042718" text:style-name="L52">
        <text:list-item>
          <text:p text:style-name="P813">Sense canvis</text:p>
        </text:list-item>
      </text:list>
      <text:p text:style-name="P450"/>
      <text:list xml:id="list163756559300736" text:continue-list="list163755646905447"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163755496608035" text:continue-list="list163755334226798"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4011526128"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1203648365" text:style-name="L54">
        <text:list-item>
          <text:p text:style-name="P849">S<text:span text:style-name="T177">ense canvis</text:span></text:p>
        </text:list-item>
      </text:list>
      <text:p text:style-name="P103"/>
      <text:p text:style-name="P46"><text:span text:style-name="T6">Propietats globals</text:span>: </text:p>
      <text:list xml:id="list2387458735"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63756348194579" text:continue-list="list1708508296"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63755827115329" text:continue-list="list163756559300736"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63755994476508" text:continue-list="list163755496608035"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1551672868"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63755911331596" text:continue-list="list163755827115329"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163755082439717" text:continue-list="list163755994476508"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63755919499245"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163756172321502" text:continue-list="list2387458735"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2710264744"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63755375940817" text:continue-list="list1551672868"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63755793362553" text:continue-list="list163755911331596"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63754789366653" text:continue-list="list163754194077773"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3347798137" text:style-name="L58">
        <text:list-item>
          <text:p text:style-name="P765">Sense canvis</text:p>
        </text:list-item>
      </text:list>
      <text:p text:style-name="P106"/>
      <text:p text:style-name="P48"><text:span text:style-name="T6">Propietats globals</text:span>: </text:p>
      <text:list xml:id="list241952397" text:style-name="L59">
        <text:list-item>
          <text:p text:style-name="P897">Sense canvis</text:p>
        </text:list-item>
      </text:list>
      <text:p text:style-name="P484"/>
      <text:list xml:id="list163756585284836" text:continue-list="list163755793362553"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1942128168"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1922971858"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3637009423"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69051664">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1319933884"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769052528">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63755546184513" text:continue-list="list163754277627945"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63754759829505" text:continue-list="list163756585284836"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927740479"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4059522565" text:style-name="L65">
        <text:list-item>
          <text:p text:style-name="P850">S<text:span text:style-name="T177">ense canvis</text:span></text:p>
        </text:list-item>
      </text:list>
      <text:p text:style-name="P109"/>
      <text:p text:style-name="P50"><text:span text:style-name="T6">Propietats globals</text:span>: </text:p>
      <text:list xml:id="list1440344893" text:style-name="L66">
        <text:list-item>
          <text:p text:style-name="P814">Sense canvis</text:p>
        </text:list-item>
      </text:list>
      <text:p text:style-name="P453"/>
      <text:p text:style-name="P453"/>
      <text:list xml:id="list163755805705546" text:continue-list="list163754759829505"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1008214929"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163756692126809" text:continue-list="list927740479"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2150045380"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769053968">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3759242278"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769055120">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443502984"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769055984">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63756375295034" text:continue-list="list163755805705546"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163756166609095" text:continue-list="list1008214929"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3624413974"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163755212784441" text:continue-list="list2150045380"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769057424">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3719835788" text:style-name="L72">
        <text:list-header>
          <text:p text:style-name="P816"/>
        </text:list-header>
      </text:list>
      <table:table table:name="Tabela8" table:style-name="Tabela8">
        <table:table-column table:style-name="Tabela8.A"/>
        <table:table-row table:style-name="TableLine769058864">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63756871449667" text:continue-list="list163756375295034"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63755174247675" text:continue-list="list163756692126809"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2623430353" text:style-name="L73">
        <text:list-item>
          <text:p text:style-name="P851">S<text:span text:style-name="T177">ense canvis</text:span></text:p>
        </text:list-item>
      </text:list>
      <text:p text:style-name="P112"/>
      <text:p text:style-name="P53"><text:span text:style-name="T6">Propietats globals</text:span>: </text:p>
      <text:list xml:id="list1994544865" text:style-name="L74">
        <text:list-item>
          <text:p text:style-name="P818">Sense canvis</text:p>
        </text:list-item>
      </text:list>
      <text:p text:style-name="P463"/>
      <text:list xml:id="list163755689708541" text:continue-list="list163756871449667"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163756161485807" text:continue-list="list163755174247675"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3000567979" text:style-name="L75">
        <text:list-item>
          <text:p text:style-name="P852">S<text:span text:style-name="T177">ense canvis</text:span></text:p>
        </text:list-item>
      </text:list>
      <text:p text:style-name="P113"/>
      <text:p text:style-name="P54"><text:span text:style-name="T6">Propietats globals</text:span>: </text:p>
      <text:list xml:id="list1278953141" text:style-name="L76">
        <text:list-item>
          <text:p text:style-name="P819">Sense canvis</text:p>
        </text:list-item>
      </text:list>
      <text:p text:style-name="P464"/>
      <text:list xml:id="list163755164312283" text:continue-list="list163755689708541"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22425526"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163756629627691" text:continue-list="list163756161485807" text:style-name="L64">
        <text:list-item>
          <text:p text:style-name="P797">#391 Afegir comprovació de la signatura dels documents signats per portafib </text:p>
        </text:list-item>
      </text:list>
      <text:p text:style-name="P287"/>
      <text:p text:style-name="P114">Base de dades:<text:span text:style-name="T5"> </text:span></text:p>
      <text:list xml:id="list508662583" text:style-name="L78">
        <text:list-item>
          <text:p text:style-name="P853">distribucio_update_0.9.38.sql (Oracle)</text:p>
        </text:list-item>
      </text:list>
      <table:table table:name="Table11" table:style-name="Table11">
        <table:table-column table:style-name="Table11.A"/>
        <table:table-row table:style-name="TableLine769060592">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1224987566"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63755688778663" text:continue-list="list163755164312283"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63755364078829" text:continue-list="list22425526"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163755865861536"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2861372473"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2228955520" text:style-name="L81">
        <text:list-item>
          <text:p text:style-name="P854">distribucio_update_0.9.39.sql (Oracle)</text:p>
        </text:list-item>
      </text:list>
      <table:table table:name="Table13" table:style-name="Table13">
        <table:table-column table:style-name="Table13.A"/>
        <table:table-row table:style-name="TableLine581226752">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3144788181"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163755831980190" text:continue-list="list163755688778663"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163755846799786" text:continue-list="list163755865861536"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144603635"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2909157022" text:style-name="L84">
        <text:list-item>
          <text:p text:style-name="P912">Sense canvis</text:p>
        </text:list-item>
      </text:list>
      <text:p text:style-name="P116"/>
      <text:p text:style-name="P57"><text:span text:style-name="T6">Propietats globals</text:span>: </text:p>
      <text:list xml:id="list42930308" text:style-name="L85">
        <text:list-item>
          <text:p text:style-name="P821">S<text:span text:style-name="T244">ense canvis</text:span></text:p>
        </text:list-item>
      </text:list>
      <text:p text:style-name="P466"/>
      <text:list xml:id="list163756942482746" text:continue-list="list163755831980190"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63757271320102" text:continue-list="list163755846799786" text:style-name="L77">
        <text:list-item>
          <text:p text:style-name="P917">Cap</text:p>
        </text:list-item>
      </text:list>
      <text:p text:style-name="P508">Errors resolts:</text:p>
      <text:p text:style-name="P417"/>
      <text:list xml:id="list1699320670"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17082460" text:style-name="L87">
        <text:list-item>
          <text:p text:style-name="P913">Sense canvis</text:p>
        </text:list-item>
      </text:list>
      <text:p text:style-name="P117"/>
      <text:p text:style-name="P58"><text:span text:style-name="T6">Propietats globals</text:span>: </text:p>
      <text:list xml:id="list207127585" text:style-name="L88">
        <text:list-item>
          <text:p text:style-name="P822">S<text:span text:style-name="T244">ense canvis</text:span></text:p>
        </text:list-item>
      </text:list>
      <text:p text:style-name="P467"/>
      <text:list xml:id="list163757360024359" text:continue-list="list163756942482746"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163756736850816" text:continue-list="list163757271320102" text:style-name="L77">
        <text:list-item>
          <text:p text:style-name="P918">Cap</text:p>
        </text:list-item>
      </text:list>
      <text:p text:style-name="P509"><text:soft-page-break/>Errors resolts:</text:p>
      <text:p text:style-name="P418"/>
      <text:list xml:id="list3071594366"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163756132373464" text:continue-list="list2228955520" text:style-name="L81">
        <text:list-item>
          <text:p text:style-name="P855">distribucio_update_0.9.<text:span text:style-name="T248">40.2</text:span>.sql (Oracle)</text:p>
        </text:list-item>
      </text:list>
      <table:table table:name="Table12" table:style-name="Table12">
        <table:table-column table:style-name="Table12.A"/>
        <table:table-row table:style-name="TableLine581228480">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448363951"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81229344">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63755863357444" text:continue-list="list163757360024359"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63757175310261" text:continue-list="list163756736850816"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861221169"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3717767901"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581230208">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2305760865"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81231072">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63756615932561" text:continue-list="list163755863357444"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63756136800541" text:continue-list="list163757175310261"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714490502"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4102116378"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581232224">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1304610904"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581233088">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63755731992468" text:continue-list="list163756615932561"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63757371309327" text:continue-list="list163756136800541"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3561912353" text:style-name="L97">
        <text:list-item>
          <text:p text:style-name="P931">Cap</text:p>
        </text:list-item>
      </text:list>
      <text:p text:style-name="P294"/>
      <text:p text:style-name="P122">Base de dades:<text:span text:style-name="T5"> </text:span></text:p>
      <text:list xml:id="list3142446254" text:style-name="L98">
        <text:list-item>
          <text:p text:style-name="P914">Sense canvis</text:p>
        </text:list-item>
      </text:list>
      <text:p text:style-name="P122"/>
      <text:p text:style-name="P62"><text:span text:style-name="T6">Propietats globals</text:span>: </text:p>
      <text:list xml:id="list2668401559" text:style-name="L99">
        <text:list-item>
          <text:p text:style-name="P823">S<text:span text:style-name="T244">ense canvis</text:span></text:p>
        </text:list-item>
      </text:list>
      <text:p text:style-name="P468"/>
      <text:p text:style-name="P468"/>
      <text:list xml:id="list163756625952537" text:continue-list="list163755731992468"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63756643469777" text:continue-list="list163757371309327"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1544743680"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163756239535923" text:continue-list="list3637009423"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581234528">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887499915"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581237120">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63756925191339" text:continue-list="list163756625952537"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163757371566001" text:continue-list="list163756643469777" text:style-name="L77">
        <text:list-item>
          <text:p text:style-name="P949">Cap</text:p>
        </text:list-item>
      </text:list>
      <text:p text:style-name="P514">Errors resolts:</text:p>
      <text:p text:style-name="P423"><text:soft-page-break/></text:p>
      <text:list xml:id="list1326004074"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1001389267" text:style-name="L103">
        <text:list-item>
          <text:p text:style-name="P915">Sense canvis</text:p>
        </text:list-item>
      </text:list>
      <text:p text:style-name="P124"/>
      <text:p text:style-name="P64"><text:span text:style-name="T6">Propietats globals</text:span>:</text:p>
      <text:list xml:id="list163755809729099" text:continue-numbering="true" text:style-name="L103">
        <text:list-item>
          <text:p text:style-name="P916">Sense canvis</text:p>
        </text:list-item>
      </text:list>
      <text:p text:style-name="P488"/>
      <text:p text:style-name="P488"/>
      <text:p text:style-name="P488"/>
      <text:list xml:id="list163756469908440" text:continue-list="list163756925191339"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63756777560099" text:continue-list="list163757371566001"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4112420216"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2128704452"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581239136">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63756779306865"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581240000">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63755887493115" text:continue-list="list163756469908440"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163756996659822" text:continue-list="list163756777560099"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1079993173"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163757225228240" text:continue-list="list163756996659822"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740229276" text:style-name="L107">
        <text:list-item>
          <text:p text:style-name="P957">Cap</text:p>
        </text:list-item>
      </text:list>
      <text:p text:style-name="P297"/>
      <text:p text:style-name="P125">Base de dades:<text:span text:style-name="T5"> </text:span></text:p>
      <text:list xml:id="list1542451550"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581241440">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163755843405873" text:continue-numbering="true" text:style-name="L108">
        <text:list-item>
          <text:p text:style-name="P960">Cap.</text:p>
        </text:list-item>
      </text:list>
      <text:p text:style-name="P489"/>
      <text:p text:style-name="P489"/>
      <text:list xml:id="list163755777298769" text:continue-list="list163755887493115"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63757415760804" text:continue-list="list163757225228240" text:style-name="L77">
        <text:list-item>
          <text:p text:style-name="P963">Cap</text:p>
        </text:list-item>
      </text:list>
      <text:p text:style-name="P517">Errors resolts:</text:p>
      <text:list xml:id="list753057943"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1992096950" text:style-name="L110">
        <text:list-item>
          <text:p text:style-name="P969">Cap canvi.</text:p>
        </text:list-item>
      </text:list>
      <text:p text:style-name="P126"/>
      <text:p text:style-name="P66"><text:span text:style-name="T6">Propietats globals</text:span>:</text:p>
      <text:list xml:id="list163756922768085" text:continue-numbering="true" text:style-name="L110">
        <text:list-item>
          <text:p text:style-name="P961">Cap.</text:p>
        </text:list-item>
      </text:list>
      <text:p text:style-name="P490"/>
      <text:list xml:id="list163756453589869" text:continue-list="list163755777298769"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63757627118874" text:continue-list="list163757415760804" text:style-name="L77">
        <text:list-item>
          <text:p text:style-name="P964">Cap</text:p>
        </text:list-item>
      </text:list>
      <text:p text:style-name="P518">Errors resolts:</text:p>
      <text:list xml:id="list2723428654"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4007897887" text:style-name="L112">
        <text:list-item>
          <text:p text:style-name="P970">Cap canvi.</text:p>
        </text:list-item>
      </text:list>
      <text:p text:style-name="P127"/>
      <text:p text:style-name="P67"><text:span text:style-name="T6">Propietats globals</text:span>:</text:p>
      <text:list xml:id="list163755875482298" text:continue-numbering="true" text:style-name="L112">
        <text:list-item>
          <text:p text:style-name="P962"><text:soft-page-break/>Cap.</text:p>
        </text:list-item>
      </text:list>
      <text:p text:style-name="P491"/>
      <text:p text:style-name="P491"/>
      <text:list xml:id="list163756754426685" text:continue-list="list163756453589869"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163757321128822" text:continue-list="list163757627118874"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3350333553"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163757411511030" text:continue-list="list163755843405873"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894000832">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163755734049646" text:continue-list="list163756779306865"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894001696">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3911329219"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163755983053325" text:continue-list="list163756754426685"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63756034043177" text:continue-list="list163757321128822"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867941418"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460343589"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894002848">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74191180"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894003712">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63757096078183" text:continue-list="list163755983053325"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63755916992769" text:continue-list="list163756034043177"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2564429939" text:style-name="L118">
        <text:list-item>
          <text:p text:style-name="P941"><text:span text:style-name="T309">Cap</text:span> </text:p>
        </text:list-item>
      </text:list>
      <text:p text:style-name="P302"/>
      <text:p text:style-name="P130">Base de dades:<text:span text:style-name="T5"> </text:span></text:p>
      <text:list xml:id="list2969063261" text:style-name="L119">
        <text:list-item>
          <text:p text:style-name="P971">Cap canvi.</text:p>
        </text:list-item>
      </text:list>
      <text:p text:style-name="P130"/>
      <text:p text:style-name="P70"><text:span text:style-name="T6">Propietats globals</text:span>:</text:p>
      <text:list xml:id="list3519393608" text:style-name="L120">
        <text:list-item>
          <text:p text:style-name="P984">Cap</text:p>
        </text:list-item>
      </text:list>
      <text:p text:style-name="P494"/>
      <text:list xml:id="list163756339256551" text:continue-list="list163757096078183"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163756760130344" text:continue-list="list163755916992769" text:style-name="L77">
        <text:list-item>
          <text:p text:style-name="P990">Cap</text:p>
        </text:list-item>
      </text:list>
      <text:p text:style-name="P522">Errors resolts:</text:p>
      <text:list xml:id="list3002347991"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2727910869" text:style-name="L122">
        <text:list-item>
          <text:p text:style-name="P972">Cap canvi.</text:p>
        </text:list-item>
      </text:list>
      <text:p text:style-name="P131"/>
      <text:p text:style-name="P71"><text:span text:style-name="T6">Propietats globals</text:span>:</text:p>
      <text:list xml:id="list751876673" text:style-name="L123">
        <text:list-item>
          <text:p text:style-name="P985">Cap</text:p>
        </text:list-item>
      </text:list>
      <text:p text:style-name="P637"/>
      <text:list xml:id="list163757507682428" text:continue-list="list163756339256551"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63757111973970" text:continue-list="list163756760130344" text:style-name="L77">
        <text:list-item>
          <text:p text:style-name="P991">Cap</text:p>
        </text:list-item>
      </text:list>
      <text:p text:style-name="P523">Errors resolts:</text:p>
      <text:list xml:id="list2444785105"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1645563708" text:style-name="L125">
        <text:list-item>
          <text:p text:style-name="P973">Cap canvi.</text:p>
        </text:list-item>
      </text:list>
      <text:p text:style-name="P132"/>
      <text:p text:style-name="P72"><text:span text:style-name="T6">Propietats globals</text:span>:</text:p>
      <text:list xml:id="list81349149" text:style-name="L126">
        <text:list-item>
          <text:p text:style-name="P986">Cap</text:p>
        </text:list-item>
      </text:list>
      <text:p text:style-name="P638"/>
      <text:list xml:id="list163757418598103" text:continue-list="list163757507682428"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163757740707397" text:continue-list="list163757111973970" text:style-name="L77">
        <text:list-item>
          <text:p text:style-name="P992">Cap</text:p>
        </text:list-item>
      </text:list>
      <text:p text:style-name="P524">Errors resolts:</text:p>
      <text:list xml:id="list553534018"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3506903276" text:style-name="L128">
        <text:list-item>
          <text:p text:style-name="P974">Cap canvi.</text:p>
        </text:list-item>
      </text:list>
      <text:p text:style-name="P133"/>
      <text:p text:style-name="P73"><text:span text:style-name="T6">Propietats globals</text:span>:</text:p>
      <text:list xml:id="list3990458338" text:style-name="L129">
        <text:list-item>
          <text:p text:style-name="P987">Cap</text:p>
        </text:list-item>
      </text:list>
      <text:p text:style-name="P639"/>
      <text:p text:style-name="P639"/>
      <text:p text:style-name="P639"/>
      <text:p text:style-name="P639"/>
      <text:p text:style-name="P639"/>
      <text:list xml:id="list163757509549229" text:continue-list="list163757418598103"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63757514636640" text:continue-list="list163757740707397" text:style-name="L77">
        <text:list-item>
          <text:p text:style-name="P993">Cap</text:p>
        </text:list-item>
      </text:list>
      <text:p text:style-name="P525">Errors resolts:</text:p>
      <text:list xml:id="list3337452531"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3705671657" text:style-name="L131">
        <text:list-item>
          <text:p text:style-name="P975">Cap canvi.</text:p>
        </text:list-item>
      </text:list>
      <text:p text:style-name="P134"/>
      <text:p text:style-name="P74"><text:span text:style-name="T6">Propietats globals</text:span>:</text:p>
      <text:list xml:id="list708327184" text:style-name="L132">
        <text:list-item>
          <text:p text:style-name="P988">Cap</text:p>
        </text:list-item>
      </text:list>
      <text:p text:style-name="P640"/>
      <text:list xml:id="list163756424896942" text:continue-list="list163757509549229"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63757387920993" text:continue-list="list163757514636640"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1320679334" text:style-name="L133">
        <text:list-item>
          <text:p text:style-name="P999">Cap.</text:p>
        </text:list-item>
      </text:list>
      <text:p text:style-name="P307"/>
      <text:p text:style-name="P135">Base de dades:<text:span text:style-name="T5"> </text:span></text:p>
      <text:list xml:id="list541365886" text:style-name="L134">
        <text:list-item>
          <text:p text:style-name="P976">Cap canvi.</text:p>
        </text:list-item>
      </text:list>
      <text:p text:style-name="P135"/>
      <text:p text:style-name="P75"><text:span text:style-name="T6">Propietats globals</text:span>:</text:p>
      <text:list xml:id="list1667115506" text:style-name="L135">
        <text:list-item>
          <text:p text:style-name="P989">Cap</text:p>
        </text:list-item>
      </text:list>
      <text:p text:style-name="P641"/>
      <text:p text:style-name="P641"/>
      <text:list xml:id="list163756941849551" text:continue-list="list163756424896942"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163756915154839" text:continue-list="list163757387920993"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2749207812"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163755854159471" text:continue-list="list460343589"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894006880">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163757318841266" text:continue-list="list3559774719"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63757235993279" text:continue-list="list4277375550"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63756132859506" text:continue-list="list163756941849551"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63756849004565" text:continue-list="list163756915154839"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3673829864"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163755846627533" text:continue-list="list163755854159471"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894009184">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1758581857" text:style-name="L138">
        <text:list-item>
          <text:p text:style-name="P1014">Sense canvis</text:p>
        </text:list-item>
      </text:list>
      <text:p text:style-name="P408"/>
      <text:p text:style-name="P437">Canvis a les llibreries:</text:p>
      <text:list xml:id="list1194157675"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163757046783956" text:continue-list="list163756132859506"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63756302890632" text:continue-list="list163756849004565" text:style-name="L77">
        <text:list-item>
          <text:p text:style-name="P1016">Cap</text:p>
        </text:list-item>
      </text:list>
      <text:p text:style-name="P529"/>
      <text:p text:style-name="P529">Errors resolts:</text:p>
      <text:list xml:id="list1774458878"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2475866443"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894010624">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2902287001" text:style-name="L142">
        <text:list-item>
          <text:p text:style-name="P1022">Cap</text:p>
        </text:list-item>
      </text:list>
      <text:p text:style-name="P456"/>
      <text:list xml:id="list163757962201505" text:continue-list="list163757046783956"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63756523173096" text:continue-list="list163756302890632"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1359627366"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4286869180"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894011776">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710813472" text:style-name="L145">
        <text:list-item>
          <text:p text:style-name="P1015">Sense canvis</text:p>
        </text:list-item>
      </text:list>
      <text:p text:style-name="P409"/>
      <text:p text:style-name="P438">Canvis a les llibreries:</text:p>
      <text:list xml:id="list505399117"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163757884404402" text:continue-list="list163757962201505"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2426274002"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2519027508" text:style-name="L148">
        <text:list-item>
          <text:p text:style-name="P1010">Cap</text:p>
        </text:list-item>
      </text:list>
      <text:p text:style-name="P312"/>
      <text:p text:style-name="P141">Base de dades:<text:span text:style-name="T5"> </text:span></text:p>
      <text:list xml:id="list3492241122" text:style-name="L149">
        <text:list-item>
          <text:p text:style-name="P1023">Sense canvis</text:p>
        </text:list-item>
      </text:list>
      <text:p text:style-name="P80"><text:span text:style-name="T6">Propietats globals</text:span>:</text:p>
      <text:p text:style-name="P651">Cap</text:p>
      <text:list xml:id="list163757994966392" text:continue-list="list163757884404402"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4">21</text:span><text:span text:style-name="T290">/</text:span><text:span text:style-name="T350">1</text:span><text:span text:style-name="T352">1</text:span>/202<text:span text:style-name="T333">4</text:span><text:span text:style-name="T241"> </text:span><text:span text:style-name="T351">1</text:span><text:span text:style-name="T354">6</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163755953660642" text:continue-list="list163756523173096"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1690589649"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3452837567"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894013504">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2420072754"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63756061657214"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58436992">
            <table:table-cell table:style-name="TableBox458437568"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2</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1-21T16:37:53.720999713">21/11/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6M21S</meta:editing-duration>
    <meta:editing-cycles>491</meta:editing-cycles>
    <meta:generator>LibreOffice/7.3.5.2$Windows_X86_64 LibreOffice_project/184fe81b8c8c30d8b5082578aee2fed2ea847c01</meta:generator>
    <dc:date>2024-11-21T16:37:53.298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